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P1" style:family="paragraph" style:parent-style-name="Standard">
      <style:text-properties officeooo:paragraph-rsid="00207f46"/>
    </style:style>
    <style:style style:name="P2" style:family="paragraph">
      <loext:graphic-properties draw:fill="solid" draw:fill-color="#2a6099"/>
    </style:style>
    <style:style style:name="P3" style:family="paragraph"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  <style:text-properties style:font-name="Ubuntu" fo:font-size="15pt" style:font-size-asian="15pt" style:font-size-complex="15pt"/>
    </style:style>
    <style:style style:name="P5" style:family="paragraph">
      <style:paragraph-properties fo:text-align="start"/>
    </style:style>
    <style:style style:name="P6" style:family="paragraph">
      <loext:graphic-properties draw:fill="solid" draw:fill-color="#2a6099"/>
      <style:paragraph-properties style:writing-mode="lr-tb"/>
      <style:text-properties fo:color="#ffffff" loext:opacity="100%" style:font-name="Ubuntu" fo:font-size="15pt" style:font-size-asian="15pt" style:font-size-complex="15pt"/>
    </style:style>
    <style:style style:name="P7" style:family="paragraph">
      <loext:graphic-properties draw:fill="solid" draw:fill-color="#2a6099"/>
      <style:paragraph-properties style:writing-mode="lr-tb"/>
      <style:text-properties fo:color="#ffffff" loext:opacity="100%" style:font-name="Ubuntu" fo:font-size="20pt" fo:font-weight="bold" style:font-size-asian="20pt" style:font-weight-asian="bold" style:font-size-complex="20pt" style:font-weight-complex="bold"/>
    </style:style>
    <style:style style:name="T1" style:family="text">
      <style:text-properties fo:color="#2a6099" loext:opacity="100%" style:font-name="Ubuntu" fo:font-size="15pt" fo:font-weight="bold" style:font-size-asian="15pt" style:font-weight-asian="bold" style:font-size-complex="15pt" style:font-weight-complex="bold"/>
    </style:style>
    <style:style style:name="T2" style:family="text">
      <style:text-properties fo:color="#333333" loext:opacity="100%" style:font-name="Ubuntu" fo:font-size="13pt" fo:font-weight="normal" style:font-size-asian="13pt" style:font-weight-asian="normal" style:font-size-complex="13pt" style:font-weight-complex="normal"/>
    </style:style>
    <style:style style:name="T3" style:family="text">
      <style:text-properties fo:color="#333333" loext:opacity="100%" style:font-name="Ubuntu" fo:font-size="13pt" style:text-underline-style="none" fo:font-weight="normal" style:font-size-asian="13pt" style:font-weight-asian="normal" style:font-size-complex="13pt" style:font-weight-complex="normal"/>
    </style:style>
    <style:style style:name="T4" style:family="text">
      <style:text-properties fo:color="#2a6099" loext:opacity="100%" style:font-name="Ubuntu" fo:font-size="13pt" fo:font-weight="bold" style:font-size-asian="13pt" style:font-weight-asian="bold" style:font-size-complex="13pt" style:font-weight-complex="bold"/>
    </style:style>
    <style:style style:name="T5" style:family="text">
      <style:text-properties fo:color="#2a6099" loext:opacity="100%" style:font-name="Ubuntu" fo:font-size="20pt" fo:font-weight="bold" style:font-size-asian="20pt" style:font-weight-asian="bold" style:font-size-complex="20pt" style:font-weight-complex="bold"/>
    </style:style>
    <style:style style:name="T6" style:family="text">
      <style:text-properties fo:color="#333333" loext:opacity="100%" style:font-name="Ubuntu" fo:font-size="13pt" style:font-size-asian="13pt" style:font-size-complex="13pt"/>
    </style:style>
    <style:style style:name="T7" style:family="text">
      <style:text-properties fo:color="#ffffff" loext:opacity="100%" style:font-name="Ubuntu" fo:font-size="15pt" style:font-size-asian="15pt" style:font-size-complex="15pt"/>
    </style:style>
    <style:style style:name="T8" style:family="text">
      <style:text-properties fo:color="#ffffff" loext:opacity="100%" style:font-name="Ubuntu" fo:font-size="13pt" style:font-size-asian="13pt" style:font-size-complex="13pt"/>
    </style:style>
    <style:style style:name="gr1" style:family="graphic">
      <style:graphic-properties draw:stroke="none" svg:stroke-color="#000000" draw:fill="solid" draw:fill-color="#2a6099" fo:min-height="0.6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a933" draw:fill="none" draw:fill-color="#ffffff" fo:min-height="19.4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a933" draw:fill="none" draw:fill-color="#ffffff" fo:min-height="4.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a933" draw:fill="none" draw:fill-color="#ffffff" fo:min-height="1.9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3465a4" draw:fill="solid" draw:fill-color="#2a6099" fo:min-height="28.575cm" draw:shadow-offset-x="0.305cm" draw:shadow-offset-y="0.3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solid" draw:fill-color="#2a6099" fo:min-height="29.6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0" draw:name="Text Frame 1" draw:style-name="gr6" draw:text-style-name="P7" svg:width="6.056cm" svg:height="29.699cm" svg:x="-2.163cm" svg:y="-2cm"><draw:text-box><text:p/></draw:text-box></draw:frame><draw:frame text:anchor-type="paragraph" draw:z-index="1" draw:name="Text Frame 2" draw:style-name="gr5" draw:text-style-name="P6" svg:width="5.398cm" svg:height="28.576cm" svg:x="-1.607cm" svg:y="-1.469cm"><draw:text-box><text:p text:style-name="P3"><text:span text:style-name="T7"/></text:p><text:p text:style-name="P3"><text:span text:style-name="T7">INFORMACIÓN DE CONTACTO</text:span></text:p><text:p text:style-name="P3"><text:span text:style-name="T7"/></text:p><text:p text:style-name="P3"><text:span text:style-name="T8">Email</text:span></text:p><text:p text:style-name="P3"><text:span text:style-name="T8">mjavierrt14@gmail.com</text:span></text:p><text:p text:style-name="P3"><text:span text:style-name="T8"/></text:p><text:p text:style-name="P3"><text:span text:style-name="T8">Dirección: </text:span><text:span text:style-name="T8"><text:line-break/></text:span><text:span text:style-name="T8">Ibarra, Ecuador</text:span></text:p><text:p text:style-name="P3"><text:span text:style-name="T8"/></text:p><text:p text:style-name="P3"><text:span text:style-name="T8">Teléfono:</text:span><text:span text:style-name="T8"><text:line-break/></text:span><text:span text:style-name="T8">+593 99 262 3321</text:span></text:p><text:p text:style-name="P3"><text:span text:style-name="T7"/></text:p><text:p text:style-name="P3"><text:span text:style-name="T7"/></text:p><text:p text:style-name="P3"><text:span text:style-name="T7">HABILIDADES</text:span></text:p><text:p text:style-name="P3"><text:span text:style-name="T7"/></text:p><text:p text:style-name="P3"><text:span text:style-name="T8">SCRUM</text:span></text:p><text:p text:style-name="P3"><text:span text:style-name="T8"/></text:p><text:p text:style-name="P3"><text:span text:style-name="T8">Empatía</text:span></text:p><text:p text:style-name="P3"><text:span text:style-name="T8"/></text:p><text:p text:style-name="P3"><text:span text:style-name="T8">Pensamiento lógico</text:span></text:p><text:p text:style-name="P3"><text:span text:style-name="T8"/></text:p><text:p text:style-name="P3"><text:span text:style-name="T8">Código limpio</text:span></text:p><text:p text:style-name="P3"><text:span text:style-name="T8"/></text:p><text:p text:style-name="P3"><text:span text:style-name="T8">Capacidad de análisis</text:span></text:p><text:p text:style-name="P3"><text:span text:style-name="T8"/></text:p><text:p text:style-name="P3"><text:span text:style-name="T8">Iniciativas para compartir con el equipo</text:span></text:p><text:p text:style-name="P3"><text:span text:style-name="T8"/></text:p><text:p text:style-name="P3"><text:span text:style-name="T8">Pasión por enseñar</text:span></text:p><text:p text:style-name="P3"><text:span text:style-name="T8"/></text:p><text:p text:style-name="P3"><text:span text:style-name="T8">Inglés intermedio - avanzado</text:span></text:p></draw:text-box></draw:frame><draw:frame text:anchor-type="paragraph" draw:z-index="3" draw:name="Text Frame 5" draw:style-name="gr3" draw:text-style-name="P4" svg:width="14.13cm" svg:height="4.631cm" svg:x="4.373cm" svg:y="0.938cm"><draw:text-box><text:p><text:span text:style-name="T1">Perfil</text:span></text:p><text:p text:style-name="P5"><text:span text:style-name="T2">Con una trayectoria de 5 años como desarrollador fullstack, he consolidado y ampliado mis </text:span><text:span text:style-name="T2">habilidades, destacándome también como científico de datos. Mi enfoque sin miedo a enfrentar lo </text:span><text:span text:style-name="T2">desconocido me ha permitido abordar tareas de mediana y alta complejidad con confianza. Con mi </text:span><text:span text:style-name="T2">educación y experiencia y dedicación, estoy listo para involucrarme en proyectos desafiantes que </text:span><text:span text:style-name="T2">impulsen mi crecimiento y contribuyan al éxito del equipo.</text:span></text:p></draw:text-box></draw:frame><draw:frame text:anchor-type="paragraph" draw:z-index="5" draw:name="Text Frame 10" draw:style-name="gr1" draw:text-style-name="P2" svg:width="21cm" svg:height="0.675cm" svg:x="-2.454cm" svg:y="-2cm"><draw:text-box><text:p/></draw:text-box></draw:frame><draw:frame text:anchor-type="paragraph" draw:z-index="2" draw:name="Text Frame 4" draw:style-name="gr4" draw:text-style-name="P4" svg:width="14.156cm" svg:height="1.906cm" svg:x="4.346cm" svg:y="-0.967cm"><draw:text-box><text:p><text:span text:style-name="T5">MARLON JAVIER RUIZ TARUCHAIN</text:span></text:p><text:p><text:span text:style-name="T6">Backend &amp; Web Developer</text:span></text:p><text:p><text:span text:style-name="T6"/></text:p></draw:text-box></draw:frame><draw:frame text:anchor-type="paragraph" draw:z-index="4" draw:name="Text Frame 8" draw:style-name="gr2" draw:text-style-name="P4" svg:width="14.182cm" svg:height="19.456cm" svg:x="4.452cm" svg:y="5.794cm"><draw:text-box><text:p text:style-name="P3"><text:span text:style-name="T1">Experiencia Laboral:</text:span></text:p><text:p text:style-name="P3"><text:span text:style-name="T1"/></text:p><text:p text:style-name="P3"><text:span text:style-name="T2">1. Tercerizador (2019 - 2021)</text:span></text:p><text:p text:style-name="P3"><text:span text:style-name="T2"><text:tab/></text:span><text:span text:style-name="T2">- Comunicación efectiva con clientes y seguimiento del </text:span><text:span text:style-name="T2"><text:tab/></text:span><text:span text:style-name="T2"><text:tab/></text:span><text:span text:style-name="T2"><text:tab/></text:span><text:span text:style-name="T2"> <text:s/>desarrollo de software.</text:span></text:p><text:p text:style-name="P3"><text:span text:style-name="T2"><text:tab/></text:span><text:span text:style-name="T2">- <text:s/>Integración de APIs y sólido manejo del DOM.</text:span></text:p><text:p text:style-name="P3"><text:span text:style-name="T2"><text:tab/></text:span><text:span text:style-name="T2">- <text:s/>Prototipado de </text:span><text:span text:style-name="T3">productos</text:span><text:span text:style-name="T2">, desarrollo web y backend con </text:span><text:span text:style-name="T2"><text:tab/></text:span><text:span text:style-name="T2"><text:tab/></text:span><text:span text:style-name="T2"> <text:s text:c="2"/>arquitectura API Rest.</text:span></text:p><text:p text:style-name="P3"><text:span text:style-name="T2"><text:tab/></text:span><text:span text:style-name="T2">- <text:s/>Tecnologías: SCRUM, NodeJS, Python (Flask), HTML, CSS, </text:span><text:span text:style-name="T2"><text:tab/></text:span><text:span text:style-name="T2"><text:tab/></text:span><text:span text:style-name="T2"><text:tab/></text:span><text:span text:style-name="T2"> <text:s text:c="2"/>JavaScript, React, GIT, JWT.</text:span></text:p><text:p text:style-name="P3"><text:span text:style-name="T4"/></text:p><text:p text:style-name="P3"><text:span text:style-name="T2">2 . BITPROY (2021 - 2023)</text:span></text:p><text:p text:style-name="P3"><text:span text:style-name="T1"/></text:p><text:p text:style-name="P3"><text:span text:style-name="T2">Desarrollo de aplicaciones móviles y plataformas web multilingües.</text:span></text:p><text:p text:style-name="P3"><text:span text:style-name="T2">Solución de problemas de rendimiento y optimización de recursos.</text:span></text:p><text:p text:style-name="P3"><text:span text:style-name="T2">Implementación de capa de caché para acelerar respuestas.</text:span></text:p><text:p text:style-name="P3"><text:span text:style-name="T2">Configuración, despliegue, aislamiento de recursos, escalabilidad y </text:span><text:span text:style-name="T2">balanceo de carga.</text:span></text:p><text:p text:style-name="P3"><text:span text:style-name="T2">Tecnologías: ReactJS, React Native (Expo), Apollo Client, Python </text:span><text:span text:style-name="T2">(Flask), MySQL, PostgreSQL, GraphQL, Redis, Docker, Git.</text:span></text:p><text:p text:style-name="P3"><text:span text:style-name="T1"/></text:p><text:p text:style-name="P3"><text:span text:style-name="T2">3. RI SOFTWARE (Abril 2023 - Junio 2023)</text:span></text:p><text:p text:style-name="P3"><text:span text:style-name="T1"/></text:p><text:p text:style-name="P3"><text:span text:style-name="T2">Participación en equipo de RI Software en Nueva York.</text:span></text:p><text:p text:style-name="P3"><text:span text:style-name="T2">Desarrollo de software para la gestión de empleados y redes </text:span><text:span text:style-name="T2">empresariales.</text:span></text:p><text:p text:style-name="P3"><text:span text:style-name="T2">Lanzamiento del producto en Ucrania y aplicación de conceptos para </text:span><text:span text:style-name="T2">el análisis de datos.</text:span></text:p><text:p text:style-name="P3"><text:span text:style-name="T2">Tecnologías: Python (Flask, numpy), PostgreSQL, Docker, Git, Click </text:span><text:span text:style-name="T2">Up.</text:span></text:p><text:p text:style-name="P3"><text:span text:style-name="T2"/></text:p><text:p text:style-name="P3"><text:span text:style-name="T2">Con un historial probado en proyectos exitosos, estoy preparado </text:span><text:span text:style-name="T2">para aportar mis habilidades a nuevos desafíos y contribuir al éxito </text:span><text:span text:style-name="T2">de su equipo.</text:span>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4T16:55:27.521206760</meta:creation-date>
    <dc:date>2023-12-03T20:04:55.657270374</dc:date>
    <meta:editing-duration>PT1H25M14S</meta:editing-duration>
    <meta:editing-cycles>17</meta:editing-cycles>
    <meta:generator>LibreOffice/7.3.7.2$Linux_X86_64 LibreOffice_project/3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